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46cm" table:align="left"/>
    </style:style>
    <style:style style:name="Tabla1.A" style:family="table-column">
      <style:table-column-properties style:column-width="1.169cm"/>
    </style:style>
    <style:style style:name="Tabla1.B" style:family="table-column">
      <style:table-column-properties style:column-width="15.776cm"/>
    </style:style>
    <style:style style:name="Tabla1.A1" style:family="table-cell">
      <style:table-cell-properties style:vertical-align="middle" fo:padding="0.097cm" fo:border="none"/>
    </style:style>
    <style:style style:name="P1" style:family="paragraph" style:parent-style-name="Quotations" style:list-style-name="L2"/>
    <style:style style:name="P2" style:family="paragraph" style:parent-style-name="Quotations" style:list-style-name="L2">
      <style:paragraph-properties fo:margin-top="0cm" fo:margin-bottom="0cm"/>
    </style:style>
    <style:style style:name="P3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2" office:value-type="string">
            <text:p text:style-name="P4"><draw:frame draw:style-name="fr1" draw:name="gráficos1" text:anchor-type="as-char" svg:width="0.979cm" svg:height="1.667cm" draw:z-index="0"><draw:image xlink:href="../../../../images/logos/saltalug64.png" xlink:type="simple" xlink:show="embed" xlink:actuate="onLoad"/></draw:frame></text:p>
          </table:table-cell>
          <table:table-cell table:style-name="Tabla1.A1" office:value-type="string">
            <text:p text:style-name="P5">Grupo de Usuarios de Software Libre de Salta</text:p>
          </table:table-cell>
        </table:table-row>
        <table:table-row>
          <table:covered-table-cell/>
          <table:table-cell table:style-name="Tabla1.A1" office:value-type="string">
            <text:p text:style-name="P4">Salta, 17 de Marzo de 2011</text:p>
          </table:table-cell>
        </table:table-row>
      </table:table>
      <text:p text:style-name="Horizontal_20_Line"/>
      <text:p text:style-name="Text_20_body"><text:span text:style-name="Emphasis">Comunidad informática anuncia que organizará en Salta el evento tecnológico más importante del cono sur.</text:span></text:p>
      <text:section text:style-name="Sect1" text:name="salta-sera-sede-este-ano-de-las-jornadas-regionales-de-software-libre">
        <text:h text:style-name="Heading_20_1" text:outline-level="1">SALTA SERÁ SEDE ESTE AÑO DE LAS JORNADAS REGIONALES DE SOFTWARE LIBRE</text:h>
        <text:p text:style-name="Text_20_body">En reconocimiento por su trayectoria de parte de sus pares internacionales le es concedido a SaltaLUG organizar el evento cumbre de informática en América Latina.</text:p>
        <text:p text:style-name="Text_20_body">Se trata de la 11º edición de las Jornadas Regionales de Software Libre, un evento internacional que ya fue organizado en distintas ciudades de Argentina, Uruguay y Chile y que convoca a los actores de privilegio del dominio informático; empresas, lideres y expertos involucrados con el Software Libre concurrirán a la cita para impulsar tecnologías clave como Linux, Python, Ruby, PostgreSQL, JAVA, PHP, Apache, FreeBSD y muchas más.</text:p>
        <text:p text:style-name="Text_20_body">El evento se llevará a cabo los días 27, 28 y 29 de Octubre de 2011, en el campus de la Universidad Nacional de Salta.</text:p>
        <text:p text:style-name="Text_20_body">SaltaLUG ganó el privilegio y la responsabilidad que conlleva la organización de tamaño evento por su incesante tarea en la difusión y promoción de Tecnologías Libres. Trabajo que realiza a través de la organización de eventos orientados a distintos públicos y diversas necesidades a lo largo de todo el año. Motiva estos esfuerzos la convicción de que sólo entre todos podemos llevar a nuestro pais al protagonismo y a la independencia tecnológica y de que sólo podremos lograrlo con libertad de conocimiento y acción. Libertades que sólo pueden ser garantizadas por el Software Libre.</text:p>
        <text:section text:style-name="Sect1" text:name="mas-informacion">
          <text:h text:style-name="Heading_20_2" text:outline-level="2">Más información</text:h>
          <text:list xml:id="list812002373" text:style-name="L1">
            <text:list-item>
              <text:p text:style-name="P7"><text:a xlink:type="simple" xlink:href="http://saltalug.org.ar/">http://saltalug.org.ar</text:a> Sobre SaltaLUG y otros eventos que organiza </text:p>
            </text:list-item>
            <text:list-item>
              <text:p text:style-name="P6"><text:a xlink:type="simple" xlink:href="http://jornadasregionales.org/">http://jornadasregionales.org</text:a> Sobre las Jornadas Regionales de Software Libre </text:p>
            </text:list-item>
          </text:list>
          <text:section text:style-name="Sect1" text:name="contacto">
            <text:h text:style-name="Heading_20_3" text:outline-level="3">Contacto:</text:h>
            <text:list xml:id="list1248393659" text:style-name="L2">
              <text:list-item>
                <text:p text:style-name="P2">eMail: <text:a xlink:type="simple" xlink:href="mailto:organizacion@saltalug.org.ar">organizacion@saltalug.org.ar</text:a> </text:p>
              </text:list-item>
              <text:list-item>
                <text:p text:style-name="P1">Celular: 387-4695504 (Carlos Cabrera, redactor) </text:p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 Condensed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Nimbus Roman No9 L" fo:font-size="18pt" fo:font-weight="bold" style:font-name-asian="DejaVu Sans Condensed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Nimbus Roman No9 L" fo:font-size="14pt" fo:font-weight="bold" style:font-name-asian="DejaVu Sans Condensed" style:font-size-asian="14pt" style:font-weight-asian="bold" style:font-name-complex="FreeSans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02:07:48</meta:creation-date>
    <meta:document-statistic meta:table-count="1" meta:image-count="1" meta:object-count="0" meta:page-count="1" meta:paragraph-count="15" meta:word-count="283" meta:character-count="1801"/>
    <dc:date>2011-03-17T02:09:31</dc:date>
    <meta:editing-duration>PT1M43S</meta:editing-duration>
    <meta:editing-cycles>1</meta:editing-cycles>
    <meta:generator>LibreOffice/3.3$Unix LibreOffice_project/330m19$Build-8</meta:generator>
  </office:meta>
</office:document-meta>
</file>